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2$Unix OpenOffice.org_project/320m18$Build-9502</meta:generator>
    <dc:title>lpOD Text template</dc:title>
    <dc:subject>Template for the lpOD distribution</dc:subject>
    <meta:creation-date>2010-07-18T13:24:01</meta:creation-date>
    <meta:editing-cycles>1</meta:editing-cycles>
    <meta:editing-duration>PT00H00M00S</meta:editing-duration>
    <meta:document-statistic meta:table-count="0" meta:image-count="0" meta:object-count="0" meta:page-count="1" meta:paragraph-count="0" meta:word-count="0" meta:character-count="0"/>
  </office:meta>
</office:document-meta>
</file>